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Object 10/settings.xml"/>
  <manifest:file-entry manifest:media-type="text/xml" manifest:full-path="Object 10/content.xml"/>
  <manifest:file-entry manifest:media-type="application/vnd.oasis.opendocument.formula" manifest:version="1.2" manifest:full-path="Object 10/"/>
  <manifest:file-entry manifest:media-type="text/xml" manifest:full-path="content.xml"/>
  <manifest:file-entry manifest:media-type="text/xml" manifest:full-path="Object 11/settings.xml"/>
  <manifest:file-entry manifest:media-type="text/xml" manifest:full-path="Object 11/content.xml"/>
  <manifest:file-entry manifest:media-type="application/vnd.oasis.opendocument.formula" manifest:version="1.2" manifest:full-path="Object 11/"/>
  <manifest:file-entry manifest:media-type="text/xml" manifest:full-path="meta.xml"/>
  <manifest:file-entry manifest:media-type="application/rdf+xml" manifest:full-path="manifest.rdf"/>
  <manifest:file-entry manifest:media-type="text/xml" manifest:full-path="Object 12/settings.xml"/>
  <manifest:file-entry manifest:media-type="text/xml" manifest:full-path="Object 12/content.xml"/>
  <manifest:file-entry manifest:media-type="application/vnd.oasis.opendocument.formula" manifest:version="1.2" manifest:full-path="Object 12/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6"/>
  <manifest:file-entry manifest:media-type="text/xml" manifest:full-path="Object 13/settings.xml"/>
  <manifest:file-entry manifest:media-type="text/xml" manifest:full-path="Object 13/content.xml"/>
  <manifest:file-entry manifest:media-type="application/vnd.oasis.opendocument.formula" manifest:version="1.2" manifest:full-path="Object 13/"/>
  <manifest:file-entry manifest:media-type="text/xml" manifest:full-path="Object 14/settings.xml"/>
  <manifest:file-entry manifest:media-type="text/xml" manifest:full-path="Object 14/content.xml"/>
  <manifest:file-entry manifest:media-type="application/vnd.oasis.opendocument.formula" manifest:version="1.2" manifest:full-path="Object 14/"/>
  <manifest:file-entry manifest:media-type="image/png" manifest:full-path="Thumbnails/thumbnail.png"/>
  <manifest:file-entry manifest:media-type="text/xml" manifest:full-path="Object 1/settings.xml"/>
  <manifest:file-entry manifest:media-type="text/xml" manifest:full-path="Object 1/content.xml"/>
  <manifest:file-entry manifest:media-type="application/vnd.oasis.opendocument.formula" manifest:version="1.2" manifest:full-path="Object 1/"/>
  <manifest:file-entry manifest:media-type="text/xml" manifest:full-path="Object 2/settings.xml"/>
  <manifest:file-entry manifest:media-type="text/xml" manifest:full-path="Object 2/content.xml"/>
  <manifest:file-entry manifest:media-type="application/vnd.oasis.opendocument.formula" manifest:version="1.2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3/settings.xml"/>
  <manifest:file-entry manifest:media-type="text/xml" manifest:full-path="Object 3/content.xml"/>
  <manifest:file-entry manifest:media-type="application/vnd.oasis.opendocument.formula" manifest:version="1.2" manifest:full-path="Object 3/"/>
  <manifest:file-entry manifest:media-type="text/xml" manifest:full-path="Object 4/settings.xml"/>
  <manifest:file-entry manifest:media-type="text/xml" manifest:full-path="Object 4/content.xml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application/vnd.oasis.opendocument.formula" manifest:version="1.2" manifest:full-path="Object 5/"/>
  <manifest:file-entry manifest:media-type="text/xml" manifest:full-path="Object 6/settings.xml"/>
  <manifest:file-entry manifest:media-type="text/xml" manifest:full-path="Object 6/content.xml"/>
  <manifest:file-entry manifest:media-type="application/vnd.oasis.opendocument.formula" manifest:version="1.2" manifest:full-path="Object 6/"/>
  <manifest:file-entry manifest:media-type="text/xml" manifest:full-path="Object 7/settings.xml"/>
  <manifest:file-entry manifest:media-type="text/xml" manifest:full-path="Object 7/content.xml"/>
  <manifest:file-entry manifest:media-type="application/vnd.oasis.opendocument.formula" manifest:version="1.2" manifest:full-path="Object 7/"/>
  <manifest:file-entry manifest:media-type="text/xml" manifest:full-path="Object 8/settings.xml"/>
  <manifest:file-entry manifest:media-type="text/xml" manifest:full-path="Object 8/content.xml"/>
  <manifest:file-entry manifest:media-type="application/vnd.oasis.opendocument.formula" manifest:version="1.2" manifest:full-path="Object 8/"/>
  <manifest:file-entry manifest:media-type="text/xml" manifest:full-path="settings.xml"/>
  <manifest:file-entry manifest:media-type="text/xml" manifest:full-path="Object 9/settings.xml"/>
  <manifest:file-entry manifest:media-type="text/xml" manifest:full-path="Object 9/content.xml"/>
  <manifest:file-entry manifest:media-type="application/vnd.oasis.opendocument.formula" manifest:version="1.2" manifest:full-path="Object 9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5.863cm" style:rel-column-width="21845*"/>
    </style:style>
    <style:style style:name="Table1.A1" style:family="table-cell">
      <style:table-cell-properties fo:padding="0.097cm" fo:border-left="none" fo:border-right="none" fo:border-top="0.05pt solid #000000" fo:border-bottom="0.05pt solid #000000"/>
    </style:style>
    <style:style style:name="Table1.A2" style:family="table-cell">
      <style:table-cell-properties fo:background-color="#e6e6e6" fo:padding="0.097cm" fo:border="none">
        <style:background-image/>
      </style:table-cell-properties>
    </style:style>
    <style:style style:name="Table1.B2" style:family="table-cell">
      <style:table-cell-properties fo:background-color="#cccccc" fo:padding="0.097cm" fo:border="none">
        <style:background-image/>
      </style:table-cell-properties>
    </style:style>
    <style:style style:name="Table1.A3" style:family="table-cell">
      <style:table-cell-properties fo:padding="0.097cm" fo:border="none"/>
    </style:style>
    <style:style style:name="Table1.C3" style:family="table-cell">
      <style:table-cell-properties fo:padding="0.097cm" fo:border="none"/>
    </style:style>
    <style:style style:name="Table1.A5" style:family="table-cell">
      <style:table-cell-properties fo:padding="0.097cm" fo:border-left="none" fo:border-right="none" fo:border-top="none" fo:border-bottom="0.05pt solid #000000"/>
    </style:style>
    <style:style style:name="Table1.B5" style:family="table-cell">
      <style:table-cell-properties fo:background-color="#e6e6e6" fo:padding="0.097cm" fo:border-left="none" fo:border-right="none" fo:border-top="none" fo:border-bottom="0.05pt solid #000000">
        <style:background-image/>
      </style:table-cell-properties>
    </style:style>
    <style:style style:name="Table1.C5" style:family="table-cell">
      <style:table-cell-properties fo:padding="0.097cm" fo:border-left="none" fo:border-right="none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22pt" style:font-size-asian="22pt" style:font-size-complex="22pt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Gränsvärden</text:p>
      <text:p text:style-name="Standard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1">Standard gränsvärden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draw:frame draw:style-name="fr1" draw:name="Object1" text:anchor-type="as-char" svg:y="-0.547cm" svg:width="2.621cm" svg:height="0.861cm" draw:z-index="0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Table1.B2" office:value-type="string">
            <text:p text:style-name="Table_20_Contents"><draw:frame draw:style-name="fr1" draw:name="Object2" text:anchor-type="as-char" svg:y="-0.547cm" svg:width="2.803cm" svg:height="0.861cm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Table1.A2" office:value-type="string">
            <text:p text:style-name="Table_20_Contents"><draw:frame draw:style-name="fr1" draw:name="Object3" text:anchor-type="as-char" svg:y="-0.547cm" svg:width="3.221cm" svg:height="0.893cm" draw:z-index="2"><draw:object xlink:href="./Object 3" xlink:type="simple" xlink:show="embed" xlink:actuate="onLoad"/><draw:image xlink:href="./ObjectReplacements/Object 3" xlink:type="simple" xlink:show="embed" xlink:actuate="onLoad"/></draw:frame></text:p>
          </table:table-cell>
        </table:table-row>
        <table:table-row>
          <table:table-cell table:style-name="Table1.C3" office:value-type="string">
            <text:p text:style-name="Table_20_Contents"><draw:frame draw:style-name="fr1" draw:name="Object4" text:anchor-type="as-char" svg:y="-0.564cm" svg:width="3.02cm" svg:height="0.923cm" draw:z-index="3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  <table:table-cell table:style-name="Table1.A2" office:value-type="string">
            <text:p text:style-name="Table_20_Contents"><draw:frame draw:style-name="fr1" draw:name="Object5" text:anchor-type="as-char" svg:y="-0.564cm" svg:width="3.242cm" svg:height="0.923cm" draw:z-index="4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  <table:table-cell table:style-name="Table1.C3" office:value-type="string">
            <text:p text:style-name="Table_20_Contents"><draw:frame draw:style-name="fr1" draw:name="Object6" text:anchor-type="as-char" svg:y="-0.564cm" svg:width="3.09cm" svg:height="0.923cm" draw:z-index="5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Table_20_Contents"><draw:frame draw:style-name="fr1" draw:name="Object7" text:anchor-type="as-char" svg:y="-0.564cm" svg:width="2.551cm" svg:height="0.88cm" draw:z-index="6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  <table:table-cell table:style-name="Table1.B2" office:value-type="string">
            <text:p text:style-name="Table_20_Contents"><draw:frame draw:style-name="fr1" draw:name="Object8" text:anchor-type="as-char" svg:y="-0.564cm" svg:width="3.186cm" svg:height="0.88cm" draw:z-index="7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  <table:table-cell table:style-name="Table1.A2" office:value-type="string">
            <text:p text:style-name="Table_20_Contents"><draw:frame draw:style-name="fr1" draw:name="Object9" text:anchor-type="as-char" svg:y="-0.547cm" svg:width="3.099cm" svg:height="0.861cm" draw:z-index="8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</table:table-row>
        <table:table-row>
          <table:table-cell table:style-name="Table1.C5" office:value-type="string">
            <text:p text:style-name="Table_20_Contents"><draw:frame draw:style-name="fr1" draw:name="Object10" text:anchor-type="as-char" svg:y="-0.564cm" svg:width="3.212cm" svg:height="0.93cm" draw:z-index="9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  <table:table-cell table:style-name="Table1.B5" office:value-type="string">
            <text:p text:style-name="Table_20_Contents"><draw:frame draw:style-name="fr1" draw:name="Object11" text:anchor-type="as-char" svg:y="-0.363cm" svg:width="3.806cm" svg:height="0.672cm" draw:z-index="10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  <table:table-cell table:style-name="Table1.C5" office:value-type="string">
            <text:p text:style-name="Table_20_Contents"><draw:frame draw:style-name="fr1" draw:name="Object12" text:anchor-type="as-char" svg:y="-0.589cm" svg:width="3.782cm" svg:height="0.954cm" draw:z-index="11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</table:table-row>
      </table:table>
      <text:p text:style-name="Standard"/>
      <text:p text:style-name="Standard"><draw:frame draw:style-name="fr1" draw:name="Object13" text:anchor-type="as-char" svg:y="-1.023cm" svg:width="8.756cm" svg:height="1.921cm" draw:z-index="12"><draw:object xlink:href="./Object 13" xlink:type="simple" xlink:show="embed" xlink:actuate="onLoad"/><draw:image xlink:href="./ObjectReplacements/Object 13" xlink:type="simple" xlink:show="embed" xlink:actuate="onLoad"/></draw:frame>Se även transformler för maclarens och taylor </text:p>
      <text:p text:style-name="Standard"><text:s/></text:p>
      <text:p text:style-name="Standard"><text:s/><draw:frame draw:style-name="fr1" draw:name="Object14" text:anchor-type="as-char" svg:y="-0.564cm" svg:width="2.083cm" svg:height="0.88cm" draw:z-index="13"><draw:object xlink:href="./Object 14" xlink:type="simple" xlink:show="embed" xlink:actuate="onLoad"/><draw:image xlink:href="./ObjectReplacements/Object 14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7-26T11:54:53</meta:creation-date>
    <dc:date>2011-12-10T12:30:03</dc:date>
    <meta:editing-duration>PT1H15M58S</meta:editing-duration>
    <meta:editing-cycles>5</meta:editing-cycles>
    <meta:generator>LibreOffice/3.4$Linux LibreOffice_project/340m1$Build-402</meta:generator>
    <meta:document-statistic meta:table-count="1" meta:image-count="0" meta:object-count="14" meta:page-count="1" meta:paragraph-count="17" meta:word-count="10" meta:character-count="93" meta:non-whitespace-character-count="69"/>
  </office:meta>
</office:document-meta>
</file>

<file path=Object 1/content.xml><?xml version="1.0" encoding="utf-8"?>
<math xmlns="http://www.w3.org/1998/Math/MathML">
  <semantics>
    <mrow>
      <mrow>
        <munder>
          <mi>lim</mi>
          <mrow>
            <mrow>
              <mi>x</mi>
              <mo stretchy="false">→</mo>
              <mi/>
            </mrow>
            <mn>0</mn>
          </mrow>
        </munder>
        <mi/>
      </mrow>
      <mfrac>
        <mrow>
          <mi>sin</mi>
          <mrow>
            <mo stretchy="false">(</mo>
            <mrow>
              <mi>x</mi>
            </mrow>
            <mo stretchy="false">)</mo>
          </mrow>
        </mrow>
        <mrow>
          <mi>x</mi>
        </mrow>
      </mfrac>
      <mrow>
        <mi/>
        <mo stretchy="false">=</mo>
        <mi/>
      </mrow>
      <mn>1</mn>
    </mrow>
    <annotation encoding="StarMath 5.0">lim csub{x toward `0 }  `{sin(x)} over {x} ~=~ 1 </annotation>
  </semantics>
</math>
</file>

<file path=Object 10/content.xml><?xml version="1.0" encoding="utf-8"?>
<math xmlns="http://www.w3.org/1998/Math/MathML">
  <semantics>
    <mrow>
      <mrow>
        <munder>
          <mi>lim</mi>
          <mrow>
            <mrow>
              <mi>x</mi>
              <mo stretchy="false">→</mo>
              <mi/>
            </mrow>
            <mo stretchy="false">∞</mo>
          </mrow>
        </munder>
        <mi/>
      </mrow>
      <mfrac>
        <mrow>
          <msup>
            <mi>x</mi>
            <mi>a</mi>
          </msup>
        </mrow>
        <mrow>
          <msup>
            <mi>b</mi>
            <mi>x</mi>
          </msup>
        </mrow>
      </mfrac>
      <mrow>
        <mi/>
        <mo stretchy="false">=</mo>
        <mi/>
      </mrow>
      <mn>0</mn>
      <mi/>
      <mrow>
        <mo stretchy="false">(</mo>
        <mrow>
          <mrow>
            <mi>b</mi>
            <mo stretchy="false">&gt;</mo>
            <mn>1</mn>
          </mrow>
        </mrow>
        <mo stretchy="false">)</mo>
      </mrow>
    </mrow>
    <annotation encoding="StarMath 5.0">lim csub{x toward `infinity  }  `{x^a} over {b^x} ~=~ 0 ~(b &gt; 1)</annotation>
  </semantics>
</math>
</file>

<file path=Object 11/content.xml><?xml version="1.0" encoding="utf-8"?>
<math xmlns="http://www.w3.org/1998/Math/MathML">
  <semantics>
    <mrow>
      <mrow>
        <munder>
          <mi>lim</mi>
          <mrow>
            <mrow>
              <mi>x</mi>
              <mo stretchy="false">→</mo>
              <mi/>
            </mrow>
            <mo stretchy="false">∞</mo>
          </mrow>
        </munder>
        <mi/>
      </mrow>
      <msup>
        <mi>e</mi>
        <mrow>
          <mrow>
            <mo stretchy="false">−</mo>
            <mi mathvariant="italic">px</mi>
          </mrow>
        </mrow>
      </msup>
      <msup>
        <mi>x</mi>
        <mi>a</mi>
      </msup>
      <mrow>
        <mi/>
        <mo stretchy="false">=</mo>
        <mi/>
      </mrow>
      <mn>0</mn>
      <mi/>
      <mrow>
        <mo stretchy="false">(</mo>
        <mrow>
          <mrow>
            <mi>p</mi>
            <mo stretchy="false">&gt;</mo>
            <mn>0</mn>
          </mrow>
        </mrow>
        <mo stretchy="false">)</mo>
      </mrow>
    </mrow>
    <annotation encoding="StarMath 5.0">lim csub{x toward `infinity  }  `e^{-px}x^a ~=~ 0 ~(p &gt; 0)</annotation>
  </semantics>
</math>
</file>

<file path=Object 12/content.xml><?xml version="1.0" encoding="utf-8"?>
<math xmlns="http://www.w3.org/1998/Math/MathML">
  <semantics>
    <mrow>
      <mrow>
        <munder>
          <mi>lim</mi>
          <mrow>
            <mrow>
              <mi>x</mi>
              <mo stretchy="false">→</mo>
              <mi/>
            </mrow>
            <mo stretchy="false">∞</mo>
          </mrow>
        </munder>
        <mi/>
      </mrow>
      <mfrac>
        <mrow>
          <mi>ln</mi>
          <msup>
            <mrow>
              <mo stretchy="false">(</mo>
              <mrow>
                <mi>x</mi>
              </mrow>
              <mo stretchy="false">)</mo>
            </mrow>
            <mi>a</mi>
          </msup>
        </mrow>
        <mrow>
          <msup>
            <mi>x</mi>
            <mi>c</mi>
          </msup>
        </mrow>
      </mfrac>
      <mrow>
        <mi/>
        <mo stretchy="false">=</mo>
        <mi/>
      </mrow>
      <mn>0</mn>
      <mi/>
      <mrow>
        <mo stretchy="false">(</mo>
        <mrow>
          <mrow>
            <mi>c</mi>
            <mo stretchy="false">&gt;</mo>
            <mn>0</mn>
          </mrow>
        </mrow>
        <mo stretchy="false">)</mo>
      </mrow>
    </mrow>
    <annotation encoding="StarMath 5.0">lim csub{x toward `infinity  }  `{ln(x)^a} over {x^c} ~=~ 0 ~(c &gt; 0)</annotation>
  </semantics>
</math>
</file>

<file path=Object 13/content.xml><?xml version="1.0" encoding="utf-8"?>
<math xmlns="http://www.w3.org/1998/Math/MathML">
  <semantics>
    <mrow>
      <mrow>
        <munder>
          <mi>lim</mi>
          <mrow>
            <mrow>
              <mi>x</mi>
              <mo stretchy="false">→</mo>
              <mi/>
            </mrow>
            <mo stretchy="false">∞</mo>
          </mrow>
        </munder>
        <mi/>
      </mrow>
      <mfrac>
        <mrow>
          <msub>
            <mi>a</mi>
            <mrow>
              <mi>n</mi>
            </mrow>
          </msub>
          <msup>
            <mi>x</mi>
            <mrow>
              <mi>n</mi>
            </mrow>
          </msup>
          <mrow>
            <mi/>
            <mo stretchy="false">+</mo>
            <mi/>
          </mrow>
          <msub>
            <mi>a</mi>
            <mrow>
              <mrow>
                <mi>n</mi>
                <mo stretchy="false">−</mo>
                <mn>1</mn>
              </mrow>
            </mrow>
          </msub>
          <msup>
            <mi>x</mi>
            <mrow>
              <mrow>
                <mi>n</mi>
                <mo stretchy="false">−</mo>
                <mn>1</mn>
              </mrow>
            </mrow>
          </msup>
          <mrow>
            <mi/>
            <mo stretchy="false">+</mo>
            <mi/>
          </mrow>
          <mn>...</mn>
          <mrow>
            <mi/>
            <mo stretchy="false">+</mo>
            <mi/>
          </mrow>
          <msub>
            <mi>a</mi>
            <mrow>
              <mn>1</mn>
            </mrow>
          </msub>
          <mi>x</mi>
          <mrow>
            <mi/>
            <mo stretchy="false">+</mo>
            <mi/>
          </mrow>
          <msub>
            <mi>a</mi>
            <mn>0</mn>
          </msub>
        </mrow>
        <mrow>
          <msub>
            <mi>b</mi>
            <mrow>
              <mi>m</mi>
            </mrow>
          </msub>
          <msup>
            <mi>x</mi>
            <mrow>
              <mi>m</mi>
            </mrow>
          </msup>
          <mrow>
            <mi/>
            <mo stretchy="false">+</mo>
            <mi/>
          </mrow>
          <msub>
            <mi>b</mi>
            <mrow>
              <mrow>
                <mi>m</mi>
                <mo stretchy="false">−</mo>
                <mn>1</mn>
              </mrow>
            </mrow>
          </msub>
          <msup>
            <mi>x</mi>
            <mrow>
              <mrow>
                <mi>m</mi>
                <mo stretchy="false">−</mo>
                <mn>1</mn>
              </mrow>
            </mrow>
          </msup>
          <mrow>
            <mi/>
            <mo stretchy="false">+</mo>
            <mi/>
          </mrow>
          <mn>...</mn>
          <mrow>
            <mi/>
            <mo stretchy="false">+</mo>
            <mi/>
          </mrow>
          <msub>
            <mi>b</mi>
            <mrow>
              <mn>1</mn>
            </mrow>
          </msub>
          <mi>x</mi>
          <mrow>
            <mi/>
            <mo stretchy="false">+</mo>
            <mi/>
          </mrow>
          <msub>
            <mi>b</mi>
            <mn>0</mn>
          </msub>
        </mrow>
      </mfrac>
      <mrow>
        <mi/>
        <mo stretchy="false">=</mo>
        <mi/>
      </mrow>
      <mfenced open="{" close="}">
        <mrow>
          <mtable>
            <mtr>
              <mtd>
                <mrow>
                  <mn>0</mn>
                  <mi/>
                  <mi mathvariant="italic">om</mi>
                  <mi/>
                  <mrow>
                    <mi>n</mi>
                    <mo stretchy="false">&lt;</mo>
                    <mi>m</mi>
                  </mrow>
                </mrow>
              </mtd>
            </mtr>
            <mtr>
              <mtd>
                <mrow>
                  <mfrac>
                    <mrow>
                      <msub>
                        <mi>a</mi>
                        <mi>n</mi>
                      </msub>
                    </mrow>
                    <mrow>
                      <msub>
                        <mi>b</mi>
                        <mi>m</mi>
                      </msub>
                    </mrow>
                  </mfrac>
                  <mi/>
                  <mi mathvariant="italic">om</mi>
                  <mi/>
                  <mrow>
                    <mi>n</mi>
                    <mo stretchy="false">=</mo>
                    <mi>m</mi>
                  </mrow>
                </mrow>
              </mtd>
            </mtr>
            <mtr>
              <mtd>
                <mrow>
                  <mrow>
                    <mo stretchy="false">±</mo>
                    <mo stretchy="false">∞</mo>
                  </mrow>
                  <mi/>
                  <mi mathvariant="italic">om</mi>
                  <mi/>
                  <mrow>
                    <mi>n</mi>
                    <mo stretchy="false">&gt;</mo>
                    <mi>m</mi>
                  </mrow>
                </mrow>
              </mtd>
            </mtr>
          </mtable>
        </mrow>
      </mfenced>
    </mrow>
    <annotation encoding="StarMath 5.0">lim csub{x toward `infinity  }  `{a_{n}x^{n} `+` a_{n-1}x^{n-1} `+` ... `+` a_{1}x `+` a_0} over {b_{m}x^{m} `+` b_{m-1}x^{m-1} `+` ... `+` b_{1}x `+` b_0} ~=~ 
left lbrace stack{ 
0 ~om `n &lt; m #
{a_n}over{b_m} ~om `n = m #
+-infinity ~om `n &gt; m
} right rbrace </annotation>
  </semantics>
</math>
</file>

<file path=Object 14/content.xml><?xml version="1.0" encoding="utf-8"?>
<math xmlns="http://www.w3.org/1998/Math/MathML">
  <semantics>
    <mrow>
      <mrow>
        <munder>
          <mi>lim</mi>
          <mrow>
            <mrow>
              <mi>x</mi>
              <mo stretchy="false">→</mo>
              <mi/>
            </mrow>
            <mn>0</mn>
          </mrow>
        </munder>
        <mi/>
      </mrow>
      <mfrac>
        <mrow>
          <msup>
            <mi>a</mi>
            <mrow>
              <mi>n</mi>
            </mrow>
          </msup>
        </mrow>
        <mrow>
          <mi>n</mi>
          <mi>!</mi>
        </mrow>
      </mfrac>
      <mrow>
        <mi/>
        <mo stretchy="false">=</mo>
        <mi/>
      </mrow>
      <mn>0</mn>
    </mrow>
    <annotation encoding="StarMath 5.0">lim csub{x toward `0  } `{a^{n}} over {n!} ~=~ 0</annotation>
  </semantics>
</math>
</file>

<file path=Object 2/content.xml><?xml version="1.0" encoding="utf-8"?>
<math xmlns="http://www.w3.org/1998/Math/MathML">
  <semantics>
    <mrow>
      <mrow>
        <munder>
          <mi>lim</mi>
          <mrow>
            <mrow>
              <mi>x</mi>
              <mo stretchy="false">→</mo>
              <mi/>
            </mrow>
            <mn>0</mn>
          </mrow>
        </munder>
        <mi/>
      </mrow>
      <mfrac>
        <mrow>
          <mi>sin</mi>
          <mrow>
            <mo stretchy="false">(</mo>
            <mrow>
              <mi mathvariant="italic">ax</mi>
            </mrow>
            <mo stretchy="false">)</mo>
          </mrow>
        </mrow>
        <mrow>
          <mi>x</mi>
        </mrow>
      </mfrac>
      <mrow>
        <mi/>
        <mo stretchy="false">=</mo>
        <mi/>
      </mrow>
      <mi>a</mi>
    </mrow>
    <annotation encoding="StarMath 5.0">lim csub{x toward `0 }  `{sin(ax)} over {x} ~=~ a </annotation>
  </semantics>
</math>
</file>

<file path=Object 3/content.xml><?xml version="1.0" encoding="utf-8"?>
<math xmlns="http://www.w3.org/1998/Math/MathML">
  <semantics>
    <mrow>
      <mrow>
        <munder>
          <mi>lim</mi>
          <mrow>
            <mrow>
              <mi>x</mi>
              <mo stretchy="false">→</mo>
              <mi/>
            </mrow>
            <mn>0</mn>
          </mrow>
        </munder>
        <mi/>
      </mrow>
      <mfrac>
        <mrow>
          <mn>1</mn>
          <mrow>
            <mi/>
            <mo stretchy="false">−</mo>
            <mi>cos</mi>
          </mrow>
          <mrow>
            <mo stretchy="false">(</mo>
            <mrow>
              <mi>x</mi>
            </mrow>
            <mo stretchy="false">)</mo>
          </mrow>
        </mrow>
        <mrow>
          <mi>sin</mi>
          <mrow>
            <mo stretchy="false">(</mo>
            <mrow>
              <mi>x</mi>
            </mrow>
            <mo stretchy="false">)</mo>
          </mrow>
        </mrow>
      </mfrac>
      <mrow>
        <mi/>
        <mo stretchy="false">=</mo>
        <mi/>
      </mrow>
      <mn>0</mn>
    </mrow>
    <annotation encoding="StarMath 5.0">lim csub{x toward `0 }  `{1 `- cos(x)} over {sin(x)} ~=~ 0 </annotation>
  </semantics>
</math>
</file>

<file path=Object 4/content.xml><?xml version="1.0" encoding="utf-8"?>
<math xmlns="http://www.w3.org/1998/Math/MathML">
  <semantics>
    <mrow>
      <mrow>
        <munder>
          <mi>lim</mi>
          <mrow>
            <mrow>
              <mi>x</mi>
              <mo stretchy="false">→</mo>
              <mrow>
                <mi/>
                <mo stretchy="false">±</mo>
                <mo stretchy="false">∞</mo>
              </mrow>
            </mrow>
          </mrow>
        </munder>
        <msup>
          <mrow>
            <mfenced open="(" close=")">
              <mrow>
                <mn>1</mn>
                <mrow>
                  <mi/>
                  <mo stretchy="false">+</mo>
                  <mi/>
                </mrow>
                <mfrac>
                  <mrow>
                    <mn>1</mn>
                  </mrow>
                  <mrow>
                    <mi>x</mi>
                  </mrow>
                </mfrac>
              </mrow>
            </mfenced>
          </mrow>
          <mi>x</mi>
        </msup>
      </mrow>
      <mrow>
        <mi/>
        <mo stretchy="false">=</mo>
        <mi/>
      </mrow>
      <mi>e</mi>
    </mrow>
    <annotation encoding="StarMath 5.0">lim csub{x toward `+-infinity   }  { left(1 `+` {1}over{x} right) }^x ~=~ e</annotation>
  </semantics>
</math>
</file>

<file path=Object 5/content.xml><?xml version="1.0" encoding="utf-8"?>
<math xmlns="http://www.w3.org/1998/Math/MathML">
  <semantics>
    <mrow>
      <mrow>
        <munder>
          <mi>lim</mi>
          <mrow>
            <mrow>
              <mi>x</mi>
              <mo stretchy="false">→</mo>
              <mrow>
                <mi/>
                <mo stretchy="false">±</mo>
                <mo stretchy="false">∞</mo>
              </mrow>
            </mrow>
          </mrow>
        </munder>
        <msup>
          <mrow>
            <mfenced open="(" close=")">
              <mrow>
                <mn>1</mn>
                <mrow>
                  <mi/>
                  <mo stretchy="false">+</mo>
                  <mi/>
                </mrow>
                <mfrac>
                  <mrow>
                    <mn>1</mn>
                  </mrow>
                  <mrow>
                    <mi>x</mi>
                  </mrow>
                </mfrac>
              </mrow>
            </mfenced>
          </mrow>
          <mrow>
            <mrow>
              <mo stretchy="false">−</mo>
              <mi>x</mi>
            </mrow>
          </mrow>
        </msup>
      </mrow>
      <mrow>
        <mi/>
        <mo stretchy="false">=</mo>
        <mi/>
      </mrow>
      <mfrac>
        <mrow>
          <mn>1</mn>
        </mrow>
        <mrow>
          <mi>e</mi>
        </mrow>
      </mfrac>
    </mrow>
    <annotation encoding="StarMath 5.0">lim csub{x toward `+-infinity   }  { left(1 `+` {1}over{x} right) }^{-x} ~=~ {1} over {e}</annotation>
  </semantics>
</math>
</file>

<file path=Object 6/content.xml><?xml version="1.0" encoding="utf-8"?>
<math xmlns="http://www.w3.org/1998/Math/MathML">
  <semantics>
    <mrow>
      <mrow>
        <munder>
          <mi>lim</mi>
          <mrow>
            <mrow>
              <mi>x</mi>
              <mo stretchy="false">→</mo>
              <mrow>
                <mi/>
                <mo stretchy="false">±</mo>
                <mo stretchy="false">∞</mo>
              </mrow>
            </mrow>
          </mrow>
        </munder>
        <msup>
          <mrow>
            <mfenced open="(" close=")">
              <mrow>
                <mn>1</mn>
                <mrow>
                  <mi/>
                  <mo stretchy="false">−</mo>
                  <mi/>
                </mrow>
                <mfrac>
                  <mrow>
                    <mn>1</mn>
                  </mrow>
                  <mrow>
                    <mi>x</mi>
                  </mrow>
                </mfrac>
              </mrow>
            </mfenced>
          </mrow>
          <mi>x</mi>
        </msup>
      </mrow>
      <mrow>
        <mi/>
        <mo stretchy="false">=</mo>
        <mi/>
      </mrow>
      <mfrac>
        <mrow>
          <mn>1</mn>
        </mrow>
        <mrow>
          <mi>e</mi>
        </mrow>
      </mfrac>
    </mrow>
    <annotation encoding="StarMath 5.0">lim csub{x toward `+-infinity   }  { left(1 `-` {1}over{x} right) }^x ~=~ {1} over {e}</annotation>
  </semantics>
</math>
</file>

<file path=Object 7/content.xml><?xml version="1.0" encoding="utf-8"?>
<math xmlns="http://www.w3.org/1998/Math/MathML">
  <semantics>
    <mrow>
      <mrow>
        <munder>
          <mi>lim</mi>
          <mrow>
            <mrow>
              <mi>x</mi>
              <mo stretchy="false">→</mo>
              <mi/>
            </mrow>
            <mn>0</mn>
          </mrow>
        </munder>
        <mi/>
      </mrow>
      <mfrac>
        <mrow>
          <msup>
            <mi>e</mi>
            <mi>x</mi>
          </msup>
          <mrow>
            <mi/>
            <mo stretchy="false">−</mo>
            <mn>1</mn>
          </mrow>
        </mrow>
        <mrow>
          <mi>x</mi>
        </mrow>
      </mfrac>
      <mrow>
        <mi/>
        <mo stretchy="false">=</mo>
        <mi/>
      </mrow>
      <mn>1</mn>
    </mrow>
    <annotation encoding="StarMath 5.0">lim csub{x toward `0 }  `{e^x `-1} over {x} ~=~ 1</annotation>
  </semantics>
</math>
</file>

<file path=Object 8/content.xml><?xml version="1.0" encoding="utf-8"?>
<math xmlns="http://www.w3.org/1998/Math/MathML">
  <semantics>
    <mrow>
      <mrow>
        <munder>
          <mi>lim</mi>
          <mrow>
            <mrow>
              <mi>x</mi>
              <mo stretchy="false">→</mo>
              <mi/>
            </mrow>
            <mn>0</mn>
          </mrow>
        </munder>
        <mi/>
      </mrow>
      <mfrac>
        <mrow>
          <msup>
            <mi>a</mi>
            <mi>x</mi>
          </msup>
          <mrow>
            <mi/>
            <mo stretchy="false">−</mo>
            <mn>1</mn>
          </mrow>
        </mrow>
        <mrow>
          <mi>x</mi>
        </mrow>
      </mfrac>
      <mrow>
        <mi/>
        <mo stretchy="false">=</mo>
        <mi/>
      </mrow>
      <mi>ln</mi>
      <mrow>
        <mo stretchy="false">(</mo>
        <mrow>
          <mi>a</mi>
        </mrow>
        <mo stretchy="false">)</mo>
      </mrow>
    </mrow>
    <annotation encoding="StarMath 5.0">lim csub{x toward `0 }  `{a^x `-1} over {x} ~=~ ln(a)</annotation>
  </semantics>
</math>
</file>

<file path=Object 9/content.xml><?xml version="1.0" encoding="utf-8"?>
<math xmlns="http://www.w3.org/1998/Math/MathML">
  <semantics>
    <mrow>
      <mrow>
        <munder>
          <mi>lim</mi>
          <mrow>
            <mrow>
              <mi>x</mi>
              <mo stretchy="false">→</mo>
              <mi/>
            </mrow>
            <mn>0</mn>
          </mrow>
        </munder>
        <mi/>
      </mrow>
      <mfrac>
        <mrow>
          <mi>ln</mi>
          <mrow>
            <mo stretchy="false">(</mo>
            <mrow>
              <mn>1</mn>
              <mrow>
                <mi/>
                <mo stretchy="false">+</mo>
                <mi/>
              </mrow>
              <mi>x</mi>
            </mrow>
            <mo stretchy="false">)</mo>
          </mrow>
        </mrow>
        <mrow>
          <mi>x</mi>
        </mrow>
      </mfrac>
      <mrow>
        <mi/>
        <mo stretchy="false">=</mo>
        <mi/>
      </mrow>
      <mn>1</mn>
    </mrow>
    <annotation encoding="StarMath 5.0">lim csub{x toward `0 }  `{ln(1 `+` x)} over {x} ~=~ 1</annotation>
  </semantics>
</math>
</file>